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d320"/>
    </style:style>
    <style:style style:name="ce2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number-columns-repeated="88" table:default-cell-style-name="ce8"/>
        <table:table-column table:style-name="co1" table:default-cell-style-name="ce12"/>
        <table:table-column table:style-name="co2" table:number-columns-repeated="75" table:default-cell-style-name="ce11"/>
        <table:table-row table:style-name="ro1"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,</text:p>
          </table:table-cell>
          <table:table-cell table:style-name="ce6" office:value-type="string" calcext:value-type="string">
            <text:p>;</text:p>
          </table:table-cell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!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\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)</text:p>
          </table:table-cell>
          <table:table-cell table:style-name="ce6" office:value-type="string" calcext:value-type="string">
            <text:p>{</text:p>
          </table:table-cell>
          <table:table-cell table:style-name="ce6" office:value-type="string" calcext:value-type="string">
            <text:p>}</text:p>
          </table:table-cell>
          <table:table-cell table:style-name="ce6" office:value-type="string" calcext:value-type="string">
            <text:p>[ </text:p>
          </table:table-cell>
          <table:table-cell table:style-name="ce6" office:value-type="string" calcext:value-type="string">
            <text:p>]</text:p>
          </table:table-cell>
          <table:table-cell table:style-name="ce6" office:value-type="string" calcext:value-type="string">
            <text:p>&lt;</text:p>
          </table:table-cell>
          <table:table-cell table:style-name="ce6" office:value-type="string" calcext:value-type="string">
            <text:p>&gt;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'</text:p>
          </table:table-cell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<text:tab/>_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\t</text:p>
          </table:table-cell>
          <table:table-cell table:style-name="ce6" office:value-type="string" calcext:value-type="string">
            <text:p>\n</text:p>
          </table:table-cell>
          <table:table-cell table:style-name="ce6" office:value-type="string" calcext:value-type="string">
            <text:p>EOF</text:p>
          </table:table-cell>
          <table:table-cell table:style-name="Default" table:number-columns-repeated="7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52" table:style-name="ce7" office:value-type="float" office:value="11" calcext:value-type="float">
            <text:p>1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5" table:style-name="ce7" office:value-type="float" office:value="-1" calcext:value-type="float">
            <text:p>-1</text:p>
          </table:table-cell>
          <table:table-cell table:number-columns-repeated="4"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3</text:p>
          </table:table-cell>
          <table:table-cell table:number-columns-repeated="9" table:style-name="ce9" office:value-type="float" office:value="3" calcext:value-type="float">
            <text:p>3</text:p>
          </table:table-cell>
          <table:table-cell table:number-columns-repeated="78" table:style-name="ce9" office:value-type="float" office:value="-1" calcext:value-type="float">
            <text:p>-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48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6</text:p>
          </table:table-cell>
          <table:table-cell table:number-columns-repeated="9" table:style-name="ce9" office:value-type="float" office:value="6" calcext:value-type="float">
            <text:p>6</text:p>
          </table:table-cell>
          <table:table-cell table:number-columns-repeated="60" table:style-name="ce9" office:value-type="float" office:value="-1" calcext:value-type="float">
            <text:p>-1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number-columns-repeated="16" table:style-name="ce9" office:value-type="float" office:value="-1" calcext:value-type="float">
            <text:p>-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79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6</text:p>
          </table:table-cell>
          <table:table-cell table:number-columns-repeated="9" table:style-name="ce9" office:value-type="float" office:value="6" calcext:value-type="float">
            <text:p>6</text:p>
          </table:table-cell>
          <table:table-cell table:number-columns-repeated="78" table:style-name="ce9" office:value-type="float" office:value="-1" calcext:value-type="float">
            <text:p>-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3"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7</text:p>
          </table:table-cell>
          <table:table-cell office:value-type="string" calcext:value-type="string">
            <text:p>-1</text:p>
          </table:table-cell>
          <table:table-cell table:number-columns-repeated="7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number-columns-repeated="88" table:style-name="ce9" office:value-type="float" office:value="-1" calcext:value-type="float">
            <text:p>-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6"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string" calcext:value-type="string">
            <text:p>9</text:p>
          </table:table-cell>
          <table:table-cell office:value-type="string" calcext:value-type="string">
            <text:p>-1</text:p>
          </table:table-cell>
          <table:table-cell table:number-columns-repeated="7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number-columns-repeated="88" table:style-name="ce9" office:value-type="float" office:value="-1" calcext:value-type="float">
            <text:p>-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2" office:value-type="float" office:value="11" calcext:value-type="float">
            <text:p>11</text:p>
          </table:table-cell>
          <table:table-cell table:number-columns-repeated="22"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number-columns-repeated="71" table:style-name="ce9" office:value-type="float" office:value="-1" calcext:value-type="float">
            <text:p>-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8" table:style-name="ce9" office:value-type="float" office:value="-1" calcext:value-type="float">
            <text:p>-1</text:p>
          </table:table-cell>
          <table:table-cell table:number-columns-repeated="2" table:style-name="ce9" office:value-type="float" office:value="15" calcext:value-type="float">
            <text:p>15</text:p>
          </table:table-cell>
          <table:table-cell table:number-columns-repeated="6" table:style-name="ce9" office:value-type="float" office:value="-1" calcext:value-type="float">
            <text:p>-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9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number-columns-repeated="81" table:style-name="ce9" office:value-type="float" office:value="-1" calcext:value-type="float">
            <text:p>-1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6" table:style-name="ce9" office:value-type="float" office:value="-1" calcext:value-type="float">
            <text:p>-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9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number-columns-repeated="88" table:style-name="ce9" office:value-type="float" office:value="-1" calcext:value-type="float">
            <text:p>-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9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number-columns-repeated="88" table:style-name="ce9" office:value-type="float" office:value="-1" calcext:value-type="float">
            <text:p>-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9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number-columns-repeated="88" table:style-name="ce9" office:value-type="float" office:value="-1" calcext:value-type="float">
            <text:p>-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9" office:value-type="float" office:value="-1" calcext:value-type="float">
            <text:p>-1</text:p>
          </table:table-cell>
          <table:table-cell table:number-columns-repeated="75"/>
        </table:table-row>
        <table:table-row table:style-name="ro1">
          <table:table-cell table:style-name="ce5" office:value-type="float" office:value="-1" calcext:value-type="float">
            <text:p>-1</text:p>
          </table:table-cell>
          <table:table-cell table:number-columns-repeated="88" table:style-name="ce10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75"/>
        </table:table-row>
        <table:table-row table:style-name="ro1" table:number-rows-repeated="8">
          <table:table-cell table:style-name="Default"/>
          <table:table-cell table:style-name="ce11" table:number-columns-repeated="89"/>
          <table:table-cell table:number-columns-repeated="75"/>
        </table:table-row>
        <table:table-row table:style-name="ro1">
          <table:table-cell table:style-name="Default"/>
          <table:table-cell table:style-name="ce11" table:number-columns-repeated="88"/>
          <table:table-cell table:style-name="Default" table:number-columns-repeated="76"/>
        </table:table-row>
        <table:table-row table:style-name="ro1">
          <table:table-cell table:style-name="Default"/>
          <table:table-cell table:style-name="ce11" table:number-columns-repeated="88"/>
          <table:table-cell table:style-name="Default"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3:06:39.013315114</meta:creation-date>
    <dc:date>2023-05-17T15:33:35.828678361</dc:date>
    <meta:editing-duration>PT1H32M56S</meta:editing-duration>
    <meta:editing-cycles>6</meta:editing-cycles>
    <meta:generator>LibreOffice/7.3.7.2$Linux_X86_64 LibreOffice_project/30$Build-2</meta:generator>
    <meta:document-statistic meta:table-count="1" meta:cell-count="2159" meta:object-count="0"/>
  </office:meta>
</office:document-meta>
</file>